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11d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2606af" officeooo:paragraph-rsid="002606a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606af" officeooo:paragraph-rsid="002606a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720cb" officeooo:paragraph-rsid="002720c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606af" officeooo:paragraph-rsid="002606a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720cb" officeooo:paragraph-rsid="002720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80708"/>
    </style:style>
    <style:style style:name="P8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color="#00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cc00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cc00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bb3a2" officeooo:paragraph-rsid="001bb3a2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c6986" officeooo:paragraph-rsid="001c6986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d1254" officeooo:paragraph-rsid="001d1254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e80c2" officeooo:paragraph-rsid="001e80c2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fabce" officeooo:paragraph-rsid="001fabce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232907" officeooo:paragraph-rsid="00232907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236e55" officeooo:paragraph-rsid="00236e55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237762" officeooo:paragraph-rsid="00237762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25be30" officeooo:paragraph-rsid="0025be30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29a99d" officeooo:paragraph-rsid="0029a99d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color="#ff3333" fo:font-size="18pt" fo:font-weight="bold" officeooo:rsid="001c6986" officeooo:paragraph-rsid="001c6986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3333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3333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3333" fo:font-size="18pt" fo:font-weight="bold" officeooo:rsid="001e80c2" officeooo:paragraph-rsid="001e80c2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3333" fo:font-size="18pt" fo:font-weight="bold" officeooo:rsid="001d1254" officeooo:paragraph-rsid="001d1254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3333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3333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3333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3333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3465a4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3465a4" fo:font-size="14pt" fo:font-style="normal" fo:font-weight="bold" officeooo:rsid="001b11df" officeooo:paragraph-rsid="001bb3a2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9900ff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9900ff" fo:font-size="14pt" fo:font-weight="bold" officeooo:rsid="001bb3a2" officeooo:paragraph-rsid="001bb3a2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cc00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cc00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cc00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fo:color="#00cc00" fo:font-size="18pt" fo:font-weight="bold" officeooo:rsid="002a4509" officeooo:paragraph-rsid="002a4509" style:font-size-asian="18pt" style:font-weight-asian="bold" style:font-size-complex="1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cc00" fo:font-size="18pt" fo:font-weight="bold" officeooo:rsid="002a4509" officeooo:paragraph-rsid="002a4509" style:font-size-asian="18pt" style:font-weight-asian="bold" style:font-size-complex="18pt" style:font-weight-complex="bold"/>
    </style:style>
    <style:style style:name="T1" style:family="text">
      <style:text-properties officeooo:rsid="001fabce"/>
    </style:style>
    <style:style style:name="T2" style:family="text">
      <style:text-properties officeooo:rsid="0025be30"/>
    </style:style>
    <style:style style:name="T3" style:family="text">
      <style:text-properties style:font-name="Liberation Serif" fo:font-size="12pt" officeooo:rsid="00280708" style:font-size-asian="12pt" style:font-size-complex="12pt"/>
    </style:style>
    <style:style style:name="T4" style:family="text">
      <style:text-properties officeooo:rsid="002a45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909582448"/>Gestion des taches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6">Fonctionnalité attendu</text:p>
          </table:table-cell>
          <table:table-cell table:style-name="Tableau1.A1" office:value-type="string">
            <text:p text:style-name="P35">Liste des taches</text:p>
          </table:table-cell>
          <table:table-cell table:style-name="Tableau1.A1" office:value-type="string">
            <text:p text:style-name="P35">TO DO</text:p>
          </table:table-cell>
          <table:table-cell table:style-name="Tableau1.A1" office:value-type="string">
            <text:p text:style-name="P35">DOING</text:p>
          </table:table-cell>
          <table:table-cell table:style-name="Tableau1.E1" office:value-type="string">
            <text:p text:style-name="P35">D<text:span text:style-name="T1">ONE</text:span></text:p>
          </table:table-cell>
        </table:table-row>
        <table:table-row>
          <table:table-cell table:style-name="Tableau1.A2" office:value-type="string">
            <text:p text:style-name="P33">Consulter les vidéo <text:span text:style-name="T2">YouTube</text:span> favorites, classées par catégories.</text:p>
          </table:table-cell>
          <table:table-cell table:style-name="Tableau1.A2" office:value-type="string">
            <text:p text:style-name="P18"/>
            <text:p text:style-name="P18">Création des maquettes.</text:p>
          </table:table-cell>
          <table:table-cell table:style-name="Tableau1.A2" office:value-type="string">
            <text:p text:style-name="P8"/>
            <text:p text:style-name="P24">X</text:p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4">Après sélection d'une catégorie, pouvoir trier de la plus récente à la plus ancienne.</text:p>
          </table:table-cell>
          <table:table-cell table:style-name="Tableau1.A2" office:value-type="string">
            <text:p text:style-name="P18"/>
            <text:p text:style-name="P18"/>
            <text:p text:style-name="P18"/>
            <text:p text:style-name="P18">Création du doc.</text:p>
          </table:table-cell>
          <table:table-cell table:style-name="Tableau1.A2" office:value-type="string">
            <text:p text:style-name="P8"/>
            <text:p text:style-name="P8"/>
            <text:p text:style-name="P24">X</text:p>
          </table:table-cell>
          <table:table-cell table:style-name="Tableau1.A2" office:value-type="string">
            <text:p text:style-name="P8"/>
            <text:p text:style-name="P8"/>
            <text:p text:style-name="P38">X</text:p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3">Pouvoir faire des recherches sur les titres des vidéos.</text:p>
          </table:table-cell>
          <table:table-cell table:style-name="Tableau1.A2" office:value-type="string">
            <text:p text:style-name="P14">Créer la table de BDD pour les vidéo.</text:p>
          </table:table-cell>
          <table:table-cell table:style-name="Tableau1.A2" office:value-type="string">
            <text:p text:style-name="P8"/>
            <text:p text:style-name="P24">X</text:p>
          </table:table-cell>
          <table:table-cell table:style-name="Tableau1.A2" office:value-type="string">
            <text:p text:style-name="P8"/>
            <text:p text:style-name="P42">X</text:p>
          </table:table-cell>
          <table:table-cell table:style-name="Tableau1.E2" office:value-type="string">
            <text:p text:style-name="P8"/>
            <text:p text:style-name="P13">X</text:p>
          </table:table-cell>
        </table:table-row>
        <table:table-row>
          <table:table-cell table:style-name="Tableau1.A2" office:value-type="string">
            <text:p text:style-name="P33">Accéder à mon espace privé pour gérer les vidéo.</text:p>
          </table:table-cell>
          <table:table-cell table:style-name="Tableau1.A2" office:value-type="string">
            <text:p text:style-name="P14"/>
            <text:p text:style-name="P14"/>
            <text:p text:style-name="P14">Créer la table utilisateur.</text:p>
          </table:table-cell>
          <table:table-cell table:style-name="Tableau1.A2" office:value-type="string">
            <text:p text:style-name="P8"/>
            <text:p text:style-name="P24">X</text:p>
          </table:table-cell>
          <table:table-cell table:style-name="Tableau1.A2" office:value-type="string">
            <text:p text:style-name="P8"/>
            <text:p text:style-name="P37">X</text:p>
          </table:table-cell>
          <table:table-cell table:style-name="Tableau1.E2" office:value-type="string">
            <text:p text:style-name="P8"/>
            <text:p text:style-name="P9">X</text:p>
          </table:table-cell>
        </table:table-row>
        <table:table-row>
          <table:table-cell table:style-name="Tableau1.A2" office:value-type="string">
            <text:p text:style-name="P33">Ajouter/modifier/supprimer des catégories pour classer des vidéos.</text:p>
          </table:table-cell>
          <table:table-cell table:style-name="Tableau1.A2" office:value-type="string">
            <text:p text:style-name="P8"/>
            <text:p text:style-name="P15">Créer une page de connexion.</text:p>
          </table:table-cell>
          <table:table-cell table:style-name="Tableau1.A2" office:value-type="string">
            <text:p text:style-name="P8"/>
            <text:p text:style-name="P28">X</text:p>
          </table:table-cell>
          <table:table-cell table:style-name="Tableau1.A2" office:value-type="string">
            <text:p text:style-name="P8"/>
            <text:p text:style-name="P40">X</text:p>
          </table:table-cell>
          <table:table-cell table:style-name="Tableau1.E2" office:value-type="string">
            <text:p text:style-name="P8"/>
            <text:p text:style-name="P12">X</text:p>
          </table:table-cell>
        </table:table-row>
        <table:table-row>
          <table:table-cell table:style-name="Tableau1.A2" office:value-type="string">
            <text:p text:style-name="P33">Ajouter/modifier/supprimer des vidéos.</text:p>
          </table:table-cell>
          <table:table-cell table:style-name="Tableau1.A2" office:value-type="string">
            <text:p text:style-name="P15"/>
            <text:p text:style-name="P15">Créer une page de déconnexion.</text:p>
          </table:table-cell>
          <table:table-cell table:style-name="Tableau1.A2" office:value-type="string">
            <text:p text:style-name="P8"/>
            <text:p text:style-name="P27">X</text:p>
          </table:table-cell>
          <table:table-cell table:style-name="Tableau1.A2" office:value-type="string">
            <text:p text:style-name="P8"/>
            <text:p text:style-name="P42">X</text:p>
          </table:table-cell>
          <table:table-cell table:style-name="Tableau1.E2" office:value-type="string">
            <text:p text:style-name="P8"/>
            <text:p text:style-name="P44">X</text:p>
          </table:table-cell>
        </table:table-row>
        <table:table-row>
          <table:table-cell table:style-name="Tableau1.A2" office:value-type="string">
            <text:p text:style-name="P33">Définir un mot de passe optionnel pour chaque vidéo. Elle sera visible que par soumission de Mot de passe <text:soft-page-break/>par le visiteur.</text:p>
          </table:table-cell>
          <table:table-cell table:style-name="Tableau1.A2" office:value-type="string">
            <text:p text:style-name="P16"/>
            <text:p text:style-name="P16">Création de la page qui liste les catégories. </text:p>
          </table:table-cell>
          <table:table-cell table:style-name="Tableau1.A2" office:value-type="string">
            <text:p text:style-name="P8"/>
            <text:p text:style-name="P8"/>
            <text:p text:style-name="P26">X</text:p>
          </table:table-cell>
          <table:table-cell table:style-name="Tableau1.A2" office:value-type="string">
            <text:p text:style-name="P8"/>
            <text:p text:style-name="P8"/>
            <text:p text:style-name="P42">X</text:p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4">Ajouter des commentaires à une vidéo.</text:p>
          </table:table-cell>
          <table:table-cell table:style-name="Tableau1.A2" office:value-type="string">
            <text:p text:style-name="P17"/>
            <text:p text:style-name="P17">Création du menu.</text:p>
          </table:table-cell>
          <table:table-cell table:style-name="Tableau1.A2" office:value-type="string">
            <text:p text:style-name="P8"/>
            <text:p text:style-name="P26">X</text:p>
          </table:table-cell>
          <table:table-cell table:style-name="Tableau1.A2" office:value-type="string">
            <text:p text:style-name="P8"/>
            <text:p text:style-name="P42">X</text:p>
          </table:table-cell>
          <table:table-cell table:style-name="Tableau1.E2" office:value-type="string">
            <text:p text:style-name="P8"/>
            <text:p text:style-name="P13">X</text:p>
          </table:table-cell>
        </table:table-row>
        <table:table-row>
          <table:table-cell table:style-name="Tableau1.A2" office:value-type="string">
            <text:p text:style-name="P33">Valider et supprimer les commentaires des vidéo.</text:p>
          </table:table-cell>
          <table:table-cell table:style-name="Tableau1.A2" office:value-type="string">
            <text:p text:style-name="P19"/>
            <text:p text:style-name="P19">Création d'une page connexion à la BDD.</text:p>
          </table:table-cell>
          <table:table-cell table:style-name="Tableau1.A2" office:value-type="string">
            <text:p text:style-name="P8"/>
            <text:p text:style-name="P25">X</text:p>
          </table:table-cell>
          <table:table-cell table:style-name="Tableau1.A2" office:value-type="string">
            <text:p text:style-name="P8"/>
            <text:p text:style-name="P37">X</text:p>
          </table:table-cell>
          <table:table-cell table:style-name="Tableau1.E2" office:value-type="string">
            <text:p text:style-name="P8"/>
            <text:p text:style-name="P10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0">Création d'une page Ajout d'un nouvel utilisateur.</text:p>
          </table:table-cell>
          <table:table-cell table:style-name="Tableau1.A2" office:value-type="string">
            <text:p text:style-name="P8"/>
            <text:p text:style-name="P29">X</text:p>
          </table:table-cell>
          <table:table-cell table:style-name="Tableau1.A2" office:value-type="string">
            <text:p text:style-name="P8"/>
            <text:p text:style-name="P39">X</text:p>
          </table:table-cell>
          <table:table-cell table:style-name="Tableau1.E2" office:value-type="string">
            <text:p text:style-name="P8"/>
            <text:p text:style-name="P11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1">Création de la page pour d'ajouter/modifier/supprimer <text:span text:style-name="T4">une</text:span> <text:span text:style-name="T4">Vidéo</text:span></text:p>
          </table:table-cell>
          <table:table-cell table:style-name="Tableau1.A2" office:value-type="string">
            <text:p text:style-name="P8"/>
            <text:p text:style-name="P30">X</text:p>
          </table:table-cell>
          <table:table-cell table:style-name="Tableau1.A2" office:value-type="string">
            <text:p text:style-name="P8"/>
            <text:p text:style-name="P45">X</text:p>
          </table:table-cell>
          <table:table-cell table:style-name="Tableau1.E2" office:value-type="string">
            <text:p text:style-name="P8"/>
            <text:p text:style-name="P44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Création des <text:s/>schéma BDD.</text:p>
          </table:table-cell>
          <table:table-cell table:style-name="Tableau1.A2" office:value-type="string">
            <text:p text:style-name="P31">X</text:p>
          </table:table-cell>
          <table:table-cell table:style-name="Tableau1.A2" office:value-type="string">
            <text:p text:style-name="P41">X</text:p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Création de la page profil.</text:p>
          </table:table-cell>
          <table:table-cell table:style-name="Tableau1.A2" office:value-type="string">
            <text:p text:style-name="P31">X</text:p>
          </table:table-cell>
          <table:table-cell table:style-name="Tableau1.A2" office:value-type="string">
            <text:p text:style-name="P45">X</text:p>
          </table:table-cell>
          <table:table-cell table:style-name="Tableau1.E2" office:value-type="string">
            <text:p text:style-name="P44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Création du formulaire d'ajout d'une vidéo.</text:p>
          </table:table-cell>
          <table:table-cell table:style-name="Tableau1.A2" office:value-type="string">
            <text:p text:style-name="P8"/>
            <text:p text:style-name="P32">X</text:p>
          </table:table-cell>
          <table:table-cell table:style-name="Tableau1.A2" office:value-type="string">
            <text:p text:style-name="P8"/>
            <text:p text:style-name="P42">X</text:p>
          </table:table-cell>
          <table:table-cell table:style-name="Tableau1.E2" office:value-type="string">
            <text:p text:style-name="P8"/>
            <text:p text:style-name="P13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</table:table>
      <text:p text:style-name="P1"><text:bookmark-end text:name="__DdeLink__1_1909582448"/></text:p>
      <text:p text:style-name="P1"/>
      <text:p text:style-name="P2">Création des tables BDD</text:p>
      <text:p text:style-name="P2"/>
      <text:p text:style-name="P3">table utilisateurs:</text:p>
      <text:p text:style-name="P3"/>
      <text:p text:style-name="P5">CREATE TABLE IF NOT EXISTS `utilisateurs` (</text:p>
      <text:p text:style-name="P5"><text:s text:c="2"/>`id` int(11) NOT NULL AUTO_INCREMENT,</text:p>
      <text:p text:style-name="P5"><text:soft-page-break/><text:s text:c="2"/>`nom` varchar(100) NOT NULL,</text:p>
      <text:p text:style-name="P5"><text:s text:c="2"/>`prenom` varchar(100) NOT NULL,</text:p>
      <text:p text:style-name="P5"><text:s text:c="2"/>`email` varchar(255) NOT NULL,</text:p>
      <text:p text:style-name="P5"><text:s text:c="2"/>`mot_de_passe` varchar(255) NOT NULL,</text:p>
      <text:p text:style-name="P5"><text:s text:c="2"/>`role` varchar(100) NOT NULL,</text:p>
      <text:p text:style-name="P5"><text:s text:c="2"/>PRIMARY KEY (`id`)</text:p>
      <text:p text:style-name="P5">) ENGINE=InnoDB <text:s/>DEFAULT CHARSET=latin1 AUTO_INCREMENT=3 ;</text:p>
      <text:p text:style-name="P5"/>
      <text:p text:style-name="P5"/>
      <text:p text:style-name="P4">table vidéos :</text:p>
      <text:p text:style-name="P6"/>
      <text:p text:style-name="P7"><text:span text:style-name="Source_20_Text"><text:span text:style-name="T3">CREATE TABLE IF NOT EXISTS `videos` (</text:span></text:span></text:p>
      <text:p text:style-name="P7"><text:span text:style-name="Source_20_Text"><text:span text:style-name="T3"><text:s text:c="2"/>`id` int(11) NOT NULL AUTO_INCREMENT,</text:span></text:span></text:p>
      <text:p text:style-name="P7"><text:span text:style-name="Source_20_Text"><text:span text:style-name="T3"><text:s text:c="2"/>`lien` varchar(255) NOT NULL,</text:span></text:span></text:p>
      <text:p text:style-name="P7"><text:span text:style-name="Source_20_Text"><text:span text:style-name="T3"><text:s text:c="2"/>`titre` varchar(100) NOT NULL,</text:span></text:span></text:p>
      <text:p text:style-name="P7"><text:span text:style-name="Source_20_Text"><text:span text:style-name="T3"><text:s text:c="2"/>`categorie` varchar(100) NOT NULL,</text:span></text:span></text:p>
      <text:p text:style-name="P7"><text:span text:style-name="Source_20_Text"><text:span text:style-name="T3"><text:s text:c="2"/>PRIMARY KEY (`id`)</text:span></text:span></text:p>
      <text:p text:style-name="P7"><text:span text:style-name="Source_20_Text"><text:span text:style-name="T3">) ENGINE=InnoDB <text:s/>DEFAULT CHARSET=latin1 AUTO_INCREMENT=3 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22:58.778234103</meta:creation-date>
    <dc:date>2016-10-26T16:43:17.791273203</dc:date>
    <meta:editing-duration>PT11H6M19S</meta:editing-duration>
    <meta:editing-cycles>13</meta:editing-cycles>
    <meta:generator>LibreOffice/4.2.8.2$Linux_X86_64 LibreOffice_project/420m0$Build-2</meta:generator>
    <meta:document-statistic meta:table-count="1" meta:image-count="0" meta:object-count="0" meta:page-count="3" meta:paragraph-count="85" meta:word-count="293" meta:character-count="1775" meta:non-whitespace-character-count="1538"/>
  </office:meta>
</office:document-meta>
</file>